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10000015C8B3759E9.png" manifest:media-type="image/png"/>
  <manifest:file-entry manifest:full-path="Pictures/100002010000020D0000015ED75ED002.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 manifest:media-type="application/vnd.sun.star.oleobjec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 manifest:media-type="application/vnd.sun.star.oleobject"/>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 manifest:media-type="application/vnd.sun.star.oleobjec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 manifest:media-type="application/vnd.sun.star.oleobject"/>
  <manifest:file-entry manifest:full-path="Object 25" manifest:media-type="application/vnd.sun.star.oleobject"/>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 manifest:media-type="application/vnd.sun.star.oleobject"/>
  <manifest:file-entry manifest:full-path="Object 30" manifest:media-type="application/vnd.sun.star.oleobject"/>
  <manifest:file-entry manifest:full-path="Object 22" manifest:media-type="application/vnd.sun.star.oleobject"/>
  <manifest:file-entry manifest:full-path="Object 27" manifest:media-type="application/vnd.sun.star.oleobjec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 manifest:media-type="application/vnd.sun.star.oleobject"/>
  <manifest:file-entry manifest:full-path="Object 29" manifest:media-type="application/vnd.sun.star.oleobject"/>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 manifest:media-type="application/vnd.sun.star.oleobject"/>
  <manifest:file-entry manifest:full-path="layout-cache" manifest:media-type="application/binary"/>
  <manifest:file-entry manifest:full-path="Object 38" manifest:media-type="application/vnd.sun.star.oleobject"/>
  <manifest:file-entry manifest:full-path="Object 24" manifest:media-type="application/vnd.sun.star.oleobject"/>
  <manifest:file-entry manifest:full-path="Object 35" manifest:media-type="application/vnd.sun.star.oleobject"/>
  <manifest:file-entry manifest:full-path="Object 31" manifest:media-type="application/vnd.sun.star.oleobject"/>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 manifest:media-type="application/vnd.sun.star.oleobject"/>
  <manifest:file-entry manifest:full-path="ObjectReplacements/Object 1"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5" manifest:media-type=""/>
  <manifest:file-entry manifest:full-path="ObjectReplacements/Object 15" manifest:media-type="application/x-openoffice-gdimetafile;windows_formatname=&quot;GDIMetaFile&quot;"/>
  <manifest:file-entry manifest:full-path="ObjectReplacements/Object 43" manifest:media-type=""/>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
  <manifest:file-entry manifest:full-path="ObjectReplacements/Object 30" manifest:media-type=""/>
  <manifest:file-entry manifest:full-path="ObjectReplacements/Object 22" manifest:media-type=""/>
  <manifest:file-entry manifest:full-path="ObjectReplacements/Object 27" manifest:media-type=""/>
  <manifest:file-entry manifest:full-path="ObjectReplacements/Object 20" manifest:media-type=""/>
  <manifest:file-entry manifest:full-path="ObjectReplacements/Object 34" manifest:media-type=""/>
  <manifest:file-entry manifest:full-path="ObjectReplacements/Object 28" manifest:media-type=""/>
  <manifest:file-entry manifest:full-path="ObjectReplacements/Object 29" manifest:media-type=""/>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38" manifest:media-type=""/>
  <manifest:file-entry manifest:full-path="ObjectReplacements/Object 24" manifest:media-type=""/>
  <manifest:file-entry manifest:full-path="ObjectReplacements/Object 35" manifest:media-type=""/>
  <manifest:file-entry manifest:full-path="ObjectReplacements/Object 31" manifest:media-type=""/>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2" style:family="table">
      <style:table-properties style:width="14.908cm" fo:margin-left="1.261cm" table:align="left" style:writing-mode="lr-tb"/>
    </style:style>
    <style:style style:name="Таблица2.A" style:family="table-column">
      <style:table-column-properties style:column-width="7.303cm"/>
    </style:style>
    <style:style style:name="Таблица2.B" style:family="table-column">
      <style:table-column-properties style:column-width="7.606cm"/>
    </style:style>
    <style:style style:name="Таблица2.1" style:family="table-row">
      <style:table-row-properties style:min-row-height="0.803cm" fo:keep-together="auto"/>
    </style:style>
    <style:style style:name="Таблица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 style:family="table-cell">
      <style:table-cell-properties style:vertical-align="top" fo:padding-left="0.191cm" fo:padding-right="0.191cm" fo:padding-top="0cm" fo:padding-bottom="0cm" fo:border="0.5pt solid #000000" style:writing-mode="lr-tb"/>
    </style:style>
    <style:style style:name="Таблица2.2" style:family="table-row">
      <style:table-row-properties style:min-row-height="0.392cm" fo:keep-together="auto"/>
    </style:style>
    <style:style style:name="Таблица3" style:family="table">
      <style:table-properties style:width="14.908cm" fo:margin-left="1.261cm" table:align="left" style:writing-mode="lr-tb"/>
    </style:style>
    <style:style style:name="Таблица3.A" style:family="table-column">
      <style:table-column-properties style:column-width="7.303cm"/>
    </style:style>
    <style:style style:name="Таблица3.B" style:family="table-column">
      <style:table-column-properties style:column-width="7.606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master-page-name="">
      <style:paragraph-properties fo:margin-left="0cm" fo:margin-right="-0.4cm" fo:text-align="end" style:justify-single-word="false" fo:text-indent="0cm" style:auto-text-indent="false" style:page-number="auto" text:number-lines="false" text:line-number="0">
        <style:tab-stops>
          <style:tab-stop style:position="8.698cm" style:type="center"/>
          <style:tab-stop style:position="17.397cm" style:type="right"/>
        </style:tab-stops>
      </style:paragraph-properties>
      <style:text-properties officeooo:rsid="000f1d00" officeooo:paragraph-rsid="000f1d00"/>
    </style:style>
    <style:style style:name="P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1" fo:font-size="14pt" style:text-underline-style="none" style:font-size-asian="14pt" style:font-size-complex="14pt"/>
    </style:style>
    <style:style style:name="P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text-underline-style="none" style:font-size-asian="14pt" style:font-size-complex="14pt"/>
    </style:style>
    <style:style style:name="P5"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style:font-name="Times New Roman1" fo:font-size="14pt" style:text-underline-style="none" style:font-size-asian="14pt" style:font-size-complex="14pt"/>
    </style:style>
    <style:style style:name="P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7"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1" fo:font-size="14pt" style:text-underline-style="none" fo:font-weight="bold" style:font-size-asian="14pt" style:font-weight-asian="bold" style:font-size-complex="14pt" style:font-weight-complex="bold"/>
    </style:style>
    <style:style style:name="P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bold" style:font-size-asian="14pt" style:font-weight-asian="bold" style:font-size-complex="14pt" style:font-weight-complex="bold"/>
    </style:style>
    <style:style style:name="P9" style:family="paragraph" style:parent-style-name="Standard" style:list-style-name="L94">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bold" style:font-size-asian="14pt" style:font-weight-asian="bold" style:font-size-complex="14pt" style:font-weight-complex="bold"/>
    </style:style>
    <style:style style:name="P1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1" style:family="paragraph" style:parent-style-name="Standard" style:list-style-name="L91">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2" style:family="paragraph" style:parent-style-name="Standard" style:list-style-name="L92">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3" style:family="paragraph" style:parent-style-name="Standard" style:list-style-name="L94">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15" style:family="paragraph" style:parent-style-name="Standard">
      <style:paragraph-properties fo:margin-left="0.3cm" fo:margin-right="0.3cm" fo:margin-top="0cm" fo:margin-bottom="0cm" loext:contextual-spacing="false" fo:line-height="150%" fo:text-indent="1.3cm" style:auto-text-indent="false"/>
      <style:text-properties style:font-name="Times New Roman1" fo:font-size="14pt" style:text-underline-style="none" style:font-size-asian="14pt" style:font-size-complex="14pt"/>
    </style:style>
    <style:style style:name="P1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style:text-underline-style="none" style:font-size-asian="14pt" style:font-size-complex="14pt"/>
    </style:style>
    <style:style style:name="P17"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style:font-name="Times New Roman1" fo:font-size="14pt" style:font-size-asian="14pt" style:font-size-complex="14pt" style:font-style-complex="italic" style:font-weight-complex="bold"/>
    </style:style>
    <style:style style:name="P1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style:font-size-asian="14pt" style:font-size-complex="14pt" style:font-style-complex="italic" style:font-weight-complex="bold"/>
    </style:style>
    <style:style style:name="P1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style:font-size-asian="14pt" style:font-size-complex="14pt"/>
    </style:style>
    <style:style style:name="P2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font-size-asian="14pt" style:font-size-complex="14pt"/>
    </style:style>
    <style:style style:name="P21" style:family="paragraph" style:parent-style-name="Standard">
      <style:paragraph-properties fo:margin-left="0.3cm" fo:margin-right="0.3cm" fo:margin-top="0cm" fo:margin-bottom="0cm" loext:contextual-spacing="false" fo:line-height="150%" fo:text-indent="1.3cm" style:auto-text-indent="false"/>
      <style:text-properties style:font-name="Times New Roman1" fo:font-size="14pt" fo:language="en" fo:country="US" style:font-size-asian="14pt" style:font-size-complex="14pt"/>
    </style:style>
    <style:style style:name="P22"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2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25"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1" fo:font-size="14pt" style:text-underline-style="none" fo:font-weight="normal" fo:background-color="transparent" style:font-size-asian="14pt" style:font-weight-asian="normal" style:font-size-complex="14pt" style:font-weight-complex="normal"/>
    </style:style>
    <style:style style:name="P27" style:family="paragraph" style:parent-style-name="Таблица_20__28_текст_29_">
      <style:paragraph-properties fo:margin-left="0.3cm" fo:margin-right="0.3cm" fo:margin-top="0cm" fo:margin-bottom="0cm" loext:contextual-spacing="false" fo:line-height="150%" fo:text-indent="1.3cm" style:auto-text-indent="false"/>
      <style:text-properties style:font-name="Times New Roman1" fo:font-size="14pt" style:text-underline-style="none" style:font-size-asian="14pt" style:font-size-complex="14pt"/>
    </style:style>
    <style:style style:name="P28" style:family="paragraph" style:parent-style-name="Òåêñò" style:master-page-name="">
      <style:paragraph-properties fo:margin-left="0.3cm" fo:margin-right="0.3cm" fo:margin-top="0cm" fo:margin-bottom="0cm" loext:contextual-spacing="false" fo:line-height="150%" fo:text-align="justify" style:justify-single-word="false" fo:text-indent="1.3cm" style:auto-text-indent="false" style:page-number="auto" style:text-autospace="none" style:punctuation-wrap="simple" style:vertical-align="baseline"/>
      <style:text-properties style:font-name="Times New Roman1" fo:font-size="14pt" style:text-underline-style="none" style:font-size-asian="14pt" style:font-name-complex="Times New Roman1" style:font-size-complex="14pt"/>
    </style:style>
    <style:style style:name="P2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font-size-asian="14pt" style:font-size-complex="14pt"/>
    </style:style>
    <style:style style:name="P3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officeooo:paragraph-rsid="000b8693" style:font-size-asian="14pt" style:font-size-complex="14pt"/>
    </style:style>
    <style:style style:name="P31"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style:text-underline-style="none" style:font-size-asian="14pt" style:font-size-complex="14pt"/>
    </style:style>
    <style:style style:name="P32"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33" style:family="paragraph" style:parent-style-name="Диплом" style:master-page-name="">
      <style:paragraph-properties fo:margin-left="0.3cm" fo:margin-right="0.3cm" fo:margin-top="0cm" fo:margin-bottom="0cm" loext:contextual-spacing="false" fo:line-height="150%" fo:text-align="start" style:justify-single-word="false"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3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1" fo:font-size="14pt" style:text-underline-style="none" fo:font-weight="normal" style:font-size-asian="14pt" style:font-weight-asian="normal" style:font-size-complex="14pt" style:font-weight-complex="normal"/>
    </style:style>
    <style:style style:name="P3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494cm"/>
        </style:tab-stops>
      </style:paragraph-properties>
      <style:text-properties fo:color="#000000" style:font-name="Times New Roman1" fo:font-size="14pt" style:text-underline-style="none" fo:font-weight="normal" style:font-size-asian="14pt" style:font-weight-asian="normal" style:font-size-complex="14pt" style:font-weight-complex="normal"/>
    </style:style>
    <style:style style:name="P36"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1" fo:font-size="14pt" fo:letter-spacing="normal" fo:font-style="normal" style:text-underline-style="none" fo:font-weight="normal" fo:background-color="transparent" style:font-size-asian="14pt" style:font-size-complex="14pt"/>
    </style:style>
    <style:style style:name="P37"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38"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color="#333333" style:font-name="Times New Roman1" fo:font-size="14pt" style:text-underline-style="none" fo:font-weight="normal" style:font-size-asian="14pt" style:font-weight-asian="normal" style:font-size-complex="14pt" style:font-weight-complex="normal"/>
    </style:style>
    <style:style style:name="P39"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1" fo:font-size="14pt" style:text-underline-style="none" fo:font-weight="normal" style:font-size-asian="14pt" style:font-weight-asian="normal" style:font-size-complex="14pt" style:font-weight-complex="normal"/>
    </style:style>
    <style:style style:name="P40" style:family="paragraph" style:parent-style-name="MTDisplayEquation">
      <style:paragraph-properties fo:margin-left="0.3cm" fo:margin-right="0.3cm" fo:margin-top="0cm" fo:margin-bottom="0cm" loext:contextual-spacing="false" fo:line-height="150%" fo:text-indent="1.3cm" style:auto-text-indent="false"/>
      <style:text-properties style:font-name="Times New Roman1" fo:font-size="14pt" style:text-underline-style="none" style:font-size-asian="14pt" style:font-size-complex="14pt"/>
    </style:style>
    <style:style style:name="P41"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1" fo:font-size="14pt" style:text-underline-style="none" style:font-size-asian="14pt" style:font-size-complex="14pt"/>
    </style:style>
    <style:style style:name="P42"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43"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44"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45" style:family="paragraph" style:parent-style-name="Text_20_body">
      <style:paragraph-properties fo:margin-left="0.3cm" fo:margin-right="0.3cm" fo:margin-top="0cm" fo:margin-bottom="0cm" loext:contextual-spacing="false" fo:text-indent="1.3cm" style:auto-text-indent="false"/>
    </style:style>
    <style:style style:name="P46" style:family="paragraph" style:parent-style-name="Text_20_body">
      <style:paragraph-properties fo:margin-left="0.3cm" fo:margin-right="0.3cm" fo:margin-top="0cm" fo:margin-bottom="0cm" loext:contextual-spacing="false" fo:line-height="150%" fo:orphans="0" fo:widows="0" fo:text-indent="1.3cm" style:auto-text-indent="false"/>
      <style:text-properties style:font-name="Times New Roman1" fo:font-size="14pt" style:text-underline-style="none" style:font-size-asian="14pt" style:font-size-complex="14pt"/>
    </style:style>
    <style:style style:name="P47"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48"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font-name="Times New Roman1" fo:font-size="14pt" style:text-underline-style="none" fo:font-weight="normal" style:font-size-asian="14pt" style:font-weight-asian="normal" style:font-size-complex="14pt" style:font-weight-complex="normal"/>
    </style:style>
    <style:style style:name="P49"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50"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51" style:family="paragraph" style:parent-style-name="Text_20_body" style:list-style-name="L93">
      <style:paragraph-properties fo:margin-left="0.3cm" fo:margin-right="0.3cm" fo:margin-top="0cm" fo:margin-bottom="0cm" loext:contextual-spacing="false" fo:line-height="150%" fo:text-align="justify" style:justify-single-word="false" fo:orphans="0" fo:widows="0" fo:text-indent="1.3cm" style:auto-text-indent="false"/>
      <style:text-properties style:text-position="0% 100%" style:font-name="Times New Roman1" fo:font-size="14pt" style:text-underline-style="none" fo:font-weight="bold" style:font-size-asian="14pt" style:font-weight-asian="bold" style:font-size-complex="14pt" style:font-weight-complex="bold"/>
    </style:style>
    <style:style style:name="P52"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53"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54"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1" fo:font-size="14pt" fo:font-style="normal" style:text-underline-style="none" fo:font-weight="normal" officeooo:rsid="000f1d00" officeooo:paragraph-rsid="000f1d00" style:font-size-asian="14pt" style:font-style-asian="normal" style:font-weight-asian="normal" style:font-size-complex="14pt" style:font-style-complex="normal" style:font-weight-complex="normal" fo:hyphenate="false" fo:hyphenation-remain-char-count="2" fo:hyphenation-push-char-count="2"/>
    </style:style>
    <style:style style:name="P55" style:family="paragraph" style:parent-style-name="Text_20_body">
      <style:paragraph-properties fo:margin-left="0.3cm" fo:margin-right="0.3cm" fo:margin-top="0cm" fo:margin-bottom="0cm" loext:contextual-spacing="false" fo:text-indent="1.3cm" style:auto-text-indent="false"/>
      <style:text-properties style:font-name="Times New Roman"/>
    </style:style>
    <style:style style:name="P56"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57"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1" fo:font-size="14pt" style:text-underline-style="none" style:font-size-asian="14pt" style:font-size-complex="14pt" fo:hyphenate="false" fo:hyphenation-remain-char-count="2" fo:hyphenation-push-char-count="2"/>
    </style:style>
    <style:style style:name="P58"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59"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style:font-name="Times New Roman1" fo:font-size="14pt" style:text-underline-style="none" style:font-size-asian="14pt" style:font-size-complex="14pt" fo:hyphenate="false" fo:hyphenation-remain-char-count="2" fo:hyphenation-push-char-count="2"/>
    </style:style>
    <style:style style:name="P60"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1"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2"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1" fo:font-size="14pt" style:text-underline-style="none" style:font-size-asian="14pt" style:font-size-complex="14pt"/>
    </style:style>
    <style:style style:name="P63"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1" fo:font-size="14pt" style:text-underline-style="none" officeooo:rsid="000b8693" officeooo:paragraph-rsid="000b8693" style:font-size-asian="14pt" style:font-size-complex="14pt"/>
    </style:style>
    <style:style style:name="P64" style:family="paragraph">
      <style:paragraph-properties style:writing-mode="lr-tb"/>
    </style:style>
    <style:style style:name="P65" style:family="paragraph">
      <style:paragraph-properties fo:text-align="center" style:writing-mode="lr-tb"/>
      <style:text-properties fo:font-size="24pt"/>
    </style:style>
    <style:style style:name="P66" style:family="paragraph">
      <style:paragraph-properties fo:text-align="center"/>
    </style:style>
    <style:style style:name="P67" style:family="paragraph">
      <style:paragraph-properties fo:text-align="center" style:writing-mode="lr-tb"/>
    </style:style>
    <style:style style:name="P68" style:family="paragraph">
      <style:paragraph-properties fo:text-align="center">
        <style:tab-stops/>
      </style:paragraph-properties>
    </style:style>
    <style:style style:name="P69"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0% 100%"/>
    </style:style>
    <style:style style:name="T7" style:family="text">
      <style:text-properties style:text-position="0% 100%" fo:font-style="normal" style:font-style-asian="normal" style:font-style-complex="normal"/>
    </style:style>
    <style:style style:name="T8" style:family="text">
      <style:text-properties style:text-position="0% 100%" fo:font-style="italic" style:font-style-asian="italic" style:font-style-complex="italic"/>
    </style:style>
    <style:style style:name="T9" style:family="text">
      <style:text-properties style:text-position="0% 100%" fo:font-style="italic" style:font-style-asian="italic" style:font-style-complex="normal"/>
    </style:style>
    <style:style style:name="T10" style:family="text">
      <style:text-properties style:text-position="0% 100%" style:font-name="Droid Sans" fo:font-style="italic" style:font-style-asian="italic" style:font-style-complex="italic"/>
    </style:style>
    <style:style style:name="T11" style:family="text">
      <style:text-properties fo:font-variant="normal" fo:text-transform="none" fo:color="#000000" fo:letter-spacing="normal" fo:font-style="normal" style:text-underline-style="none" fo:font-weight="normal" style:font-weight-asian="normal" style:font-weight-complex="normal"/>
    </style:style>
    <style:style style:name="T12" style:family="text">
      <style:text-properties fo:font-variant="normal" fo:text-transform="none" fo:color="#000000" fo:letter-spacing="normal" fo:font-style="normal" style:text-underline-style="none" fo:font-weight="normal" officeooo:rsid="000b8693" style:font-weight-asian="normal" style:font-weight-complex="normal"/>
    </style:style>
    <style:style style:name="T13" style:family="text">
      <style:text-properties fo:font-variant="normal" fo:text-transform="none" fo:color="#000000" style:text-position="super 58%" fo:letter-spacing="normal" fo:font-style="normal" style:text-underline-style="none" fo:font-weight="normal" officeooo:rsid="000b8693" style:font-weight-asian="normal" style:font-weight-complex="normal"/>
    </style:style>
    <style:style style:name="T14" style:family="text">
      <style:text-properties fo:font-variant="normal" fo:text-transform="none" fo:color="#000000" style:text-position="0% 100%" fo:letter-spacing="normal" fo:font-style="normal" style:text-underline-style="none" fo:font-weight="normal" officeooo:rsid="000b8693" style:font-weight-asian="normal" style:font-weight-complex="normal"/>
    </style:style>
    <style:style style:name="T15" style:family="text">
      <style:text-properties style:text-position="sub 58%"/>
    </style:style>
    <style:style style:name="T16" style:family="text">
      <style:text-properties style:text-position="sub 58%" fo:font-style="italic" style:font-style-asian="italic"/>
    </style:style>
    <style:style style:name="T17" style:family="text">
      <style:text-properties style:text-position="sub 58%" fo:font-style="italic" style:font-style-asian="italic" style:font-style-complex="italic"/>
    </style:style>
    <style:style style:name="T18" style:family="text">
      <style:text-properties style:text-position="sub 58%" style:font-style-complex="italic"/>
    </style:style>
    <style:style style:name="T19" style:family="text">
      <style:text-properties style:text-position="sub 58%" fo:language="en" fo:country="US" style:font-style-complex="italic"/>
    </style:style>
    <style:style style:name="T20" style:family="text">
      <style:text-properties fo:language="en" fo:country="US"/>
    </style:style>
    <style:style style:name="T21" style:family="text">
      <style:text-properties fo:language="en" fo:country="US" style:font-style-complex="italic"/>
    </style:style>
    <style:style style:name="T22" style:family="text">
      <style:text-properties fo:language="en" fo:country="US" fo:font-style="italic" style:font-style-asian="italic"/>
    </style:style>
    <style:style style:name="T23" style:family="text">
      <style:text-properties style:font-style-complex="italic"/>
    </style:style>
    <style:style style:name="T24" style:family="text">
      <style:text-properties fo:color="#000000"/>
    </style:style>
    <style:style style:name="T25" style:family="text">
      <style:text-properties style:font-weight-complex="bold"/>
    </style:style>
    <style:style style:name="T26" style:family="text">
      <style:text-properties fo:color="#333333"/>
    </style:style>
    <style:style style:name="T27" style:family="text">
      <style:text-properties style:text-underline-style="none" fo:font-weight="normal" style:font-weight-asian="normal" style:font-weight-complex="normal"/>
    </style:style>
    <style:style style:name="T28" style:family="text">
      <style:text-properties style:font-name="Droid Sans" fo:font-style="italic" style:font-style-asian="italic" style:font-style-complex="italic"/>
    </style:style>
    <style:style style:name="T29" style:family="text">
      <style:text-properties fo:font-size="14pt" style:font-size-asian="12.25pt" style:font-size-complex="14pt"/>
    </style:style>
    <style:style style:name="T30" style:family="text">
      <style:text-properties officeooo:rsid="000b8693"/>
    </style:style>
    <style:style style:name="T31" style:family="text">
      <style:text-properties officeooo:rsid="000d64e5"/>
    </style:style>
    <style:style style:name="T32" style:family="text">
      <style:text-properties officeooo:rsid="001082ed"/>
    </style:style>
    <style:style style:name="T33"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34"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fo:margin-left="0cm" fo:margin-right="0cm" style:vertical-pos="from-top" fo:padding="0.002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style:vertical-pos="middle" style:vertical-rel="text" fo:padding="0.002cm" fo:border="none" draw:ole-draw-aspect="1" draw:visible-area-width="1.175cm" draw:visible-area-height="0.646cm"/>
    </style:style>
    <style:style style:name="fr7" style:family="graphic" style:parent-style-name="OLE">
      <style:graphic-properties fo:margin-left="0cm" fo:margin-right="0cm" style:vertical-pos="middle" style:vertical-rel="text" fo:padding="0.002cm" fo:border="none" draw:ole-draw-aspect="1" draw:visible-area-width="0.575cm" draw:visible-area-height="0.398cm"/>
    </style:style>
    <style:style style:name="fr8" style:family="graphic" style:parent-style-name="OLE">
      <style:graphic-properties fo:margin-left="0cm" fo:margin-right="0cm" style:vertical-pos="middle" style:vertical-rel="text" fo:padding="0.002cm" fo:border="none" draw:ole-draw-aspect="1" draw:visible-area-width="0.504cm" draw:visible-area-height="0.645cm"/>
    </style:style>
    <style:style style:name="fr9" style:family="graphic" style:parent-style-name="OLE">
      <style:graphic-properties fo:margin-left="0cm" fo:margin-right="0cm" style:vertical-pos="middle" style:vertical-rel="text" fo:padding="0.002cm" fo:border="none" draw:ole-draw-aspect="1" draw:visible-area-width="0.574cm" draw:visible-area-height="0.574cm"/>
    </style:style>
    <style:style style:name="fr10" style:family="graphic" style:parent-style-name="OLE">
      <style:graphic-properties fo:margin-left="0cm" fo:margin-right="0cm" style:vertical-pos="middle" style:vertical-rel="text" fo:padding="0.002cm" fo:border="none" draw:ole-draw-aspect="1" draw:visible-area-width="0.327cm" draw:visible-area-height="0.363cm"/>
    </style:style>
    <style:style style:name="fr11" style:family="graphic" style:parent-style-name="OLE">
      <style:graphic-properties fo:margin-left="0cm" fo:margin-right="0cm" style:vertical-pos="middle" style:vertical-rel="text" fo:padding="0.002cm" fo:border="none" draw:ole-draw-aspect="1" draw:visible-area-width="1.209cm" draw:visible-area-height="0.539cm"/>
    </style:style>
    <style:style style:name="fr12" style:family="graphic" style:parent-style-name="OLE">
      <style:graphic-properties fo:margin-left="0cm" fo:margin-right="0cm" style:vertical-pos="middle" style:vertical-rel="text" fo:padding="0.002cm" fo:border="none" draw:ole-draw-aspect="1" draw:visible-area-width="0.363cm" draw:visible-area-height="0.503cm"/>
    </style:style>
    <style:style style:name="fr13" style:family="graphic" style:parent-style-name="OLE">
      <style:graphic-properties fo:margin-left="0cm" fo:margin-right="0cm" style:vertical-pos="middle" style:vertical-rel="text" fo:padding="0.002cm" fo:border="none" draw:ole-draw-aspect="1" draw:visible-area-width="1.315cm" draw:visible-area-height="0.539cm"/>
    </style:style>
    <style:style style:name="fr14" style:family="graphic" style:parent-style-name="OLE">
      <style:graphic-properties fo:margin-left="0cm" fo:margin-right="0cm" style:vertical-pos="middle" style:vertical-rel="text" fo:padding="0.002cm" fo:border="none" draw:ole-draw-aspect="1" draw:visible-area-width="0.504cm" draw:visible-area-height="0.468cm"/>
    </style:style>
    <style:style style:name="fr15" style:family="graphic" style:parent-style-name="OLE">
      <style:graphic-properties fo:margin-left="0cm" fo:margin-right="0cm" style:vertical-pos="middle" style:vertical-rel="text" fo:padding="0.002cm" fo:border="none" draw:ole-draw-aspect="1" draw:visible-area-width="0.363cm" draw:visible-area-height="0.398cm"/>
    </style:style>
    <style:style style:name="fr16" style:family="graphic" style:parent-style-name="OLE">
      <style:graphic-properties fo:margin-left="0cm" fo:margin-right="0cm" style:vertical-pos="middle" style:vertical-rel="text" fo:padding="0.002cm" fo:border="none" draw:ole-draw-aspect="1" draw:visible-area-width="0.363cm" draw:visible-area-height="0.468cm"/>
    </style:style>
    <style:style style:name="fr17" style:family="graphic" style:parent-style-name="OLE">
      <style:graphic-properties fo:margin-left="0cm" fo:margin-right="0cm" style:vertical-pos="middle" style:vertical-rel="text" fo:padding="0.002cm" fo:border="none" draw:ole-draw-aspect="1" draw:visible-area-width="0.469cm" draw:visible-area-height="0.433cm"/>
    </style:style>
    <style:style style:name="fr18" style:family="graphic" style:parent-style-name="OLE">
      <style:graphic-properties fo:margin-left="0cm" fo:margin-right="0cm" style:vertical-pos="middle" style:vertical-rel="text" fo:padding="0.002cm" fo:border="none" draw:ole-draw-aspect="1" draw:visible-area-width="0.434cm" draw:visible-area-height="0.398cm"/>
    </style:style>
    <style:style style:name="fr19" style:family="graphic" style:parent-style-name="OLE">
      <style:graphic-properties fo:margin-left="0cm" fo:margin-right="0cm" style:vertical-pos="middle" style:vertical-rel="text" fo:padding="0.002cm" fo:border="none" draw:ole-draw-aspect="1" draw:visible-area-width="0.398cm" draw:visible-area-height="0.434cm"/>
    </style:style>
    <style:style style:name="fr20" style:family="graphic" style:parent-style-name="OLE">
      <style:graphic-properties fo:margin-left="0cm" fo:margin-right="0cm" style:vertical-pos="middle" style:vertical-rel="text" fo:padding="0.002cm" fo:border="none" draw:ole-draw-aspect="1" draw:visible-area-width="0.433cm" draw:visible-area-height="0.433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1" draw:z-index="1"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3" draw:z-index="2"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4" draw:z-index="3"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6" draw:z-index="4"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7" draw:z-index="5"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9" draw:z-index="6"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10" draw:z-index="7"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11" draw:z-index="8"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12" draw:z-index="9"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13" draw:z-index="10"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14" draw:z-index="11"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8" draw:z-index="12"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5" draw:z-index="13"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draw:g text:anchor-type="page" text:anchor-page-number="15" draw:z-index="31" draw:style-name="gr1">
        <draw:custom-shape draw:style-name="gr2" draw:text-style-name="P64" svg:width="18.303cm" svg:height="28.304cm" svg:x="2cm" svg:y="0.7cm">
          <text:p/>
          <draw:enhanced-geometry svg:viewBox="0 0 21600 21600" draw:type="rectangle" draw:enhanced-path="M 0 0 L 21600 0 21600 21600 0 21600 0 0 Z N"/>
        </draw:custom-shape>
        <draw:line draw:style-name="gr3" draw:text-style-name="P65" svg:x1="3cm" svg:y1="27.515cm" svg:x2="3.002cm" svg:y2="28.986cm">
          <text:p/>
        </draw:line>
        <draw:line draw:style-name="gr3" draw:text-style-name="P65" svg:x1="2.009cm" svg:y1="27.504cm" svg:x2="20.281cm" svg:y2="27.504cm">
          <text:p/>
        </draw:line>
        <draw:line draw:style-name="gr3" draw:text-style-name="P65" svg:x1="3.997cm" svg:y1="27.515cm" svg:x2="3.999cm" svg:y2="28.986cm">
          <text:p/>
        </draw:line>
        <draw:line draw:style-name="gr3" draw:text-style-name="P65" svg:x1="6.5cm" svg:y1="27.515cm" svg:x2="6.502cm" svg:y2="28.986cm">
          <text:p/>
        </draw:line>
        <draw:line draw:style-name="gr3" draw:text-style-name="P65" svg:x1="7.999cm" svg:y1="27.529cm" svg:x2="8.001cm" svg:y2="28.986cm">
          <text:p/>
        </draw:line>
        <draw:line draw:style-name="gr3" draw:text-style-name="P65" svg:x1="9.001cm" svg:y1="27.515cm" svg:x2="9.003cm" svg:y2="28.972cm">
          <text:p/>
        </draw:line>
        <draw:line draw:style-name="gr3" draw:text-style-name="P65" svg:x1="19.3cm" svg:y1="27.515cm" svg:x2="19.304cm" svg:y2="28.986cm">
          <text:p/>
        </draw:line>
        <draw:line draw:style-name="gr4" draw:text-style-name="P65" svg:x1="2.009cm" svg:y1="28cm" svg:x2="8.982cm" svg:y2="28.002cm">
          <text:p/>
        </draw:line>
        <draw:line draw:style-name="gr3" draw:text-style-name="P65" svg:x1="2.009cm" svg:y1="28.501cm" svg:x2="8.982cm" svg:y2="28.501cm">
          <text:p/>
        </draw:line>
        <draw:line draw:style-name="gr4" draw:text-style-name="P65" svg:x1="19.313cm" svg:y1="28.007cm" svg:x2="20.292cm" svg:y2="28.007cm">
          <text:p/>
        </draw:line>
        <draw:frame draw:style-name="gr5" draw:text-style-name="P67" svg:width="0.914cm" svg:height="0.436cm" svg:x="2.049cm" svg:y="28.52cm">
          <draw:text-box>
            <text:p text:style-name="P66"><text:span text:style-name="T33">Изм.</text:span></text:p>
          </draw:text-box>
        </draw:frame>
        <draw:frame draw:style-name="gr5" draw:text-style-name="P67" svg:width="0.916cm" svg:height="0.436cm" svg:x="3.039cm" svg:y="28.52cm">
          <draw:text-box>
            <text:p text:style-name="P66"><text:span text:style-name="T33">Лист</text:span></text:p>
          </draw:text-box>
        </draw:frame>
        <draw:frame draw:style-name="gr5" draw:text-style-name="P67" svg:width="2.354cm" svg:height="0.436cm" svg:x="4.074cm" svg:y="28.52cm">
          <draw:text-box>
            <text:p text:style-name="P66"><text:span text:style-name="T33">№ </text:span><text:span text:style-name="T33">докум.</text:span></text:p>
          </draw:text-box>
        </draw:frame>
        <draw:frame draw:style-name="gr5" draw:text-style-name="P69" svg:width="1.403cm" svg:height="0.436cm" svg:x="6.558cm" svg:y="28.52cm">
          <draw:text-box>
            <text:p text:style-name="P68"><text:span text:style-name="T34">Подпись</text:span></text:p>
          </draw:text-box>
        </draw:frame>
        <draw:frame draw:style-name="gr5" draw:text-style-name="P67" svg:width="0.914cm" svg:height="0.436cm" svg:x="8.043cm" svg:y="28.52cm">
          <draw:text-box>
            <text:p text:style-name="P66"><text:span text:style-name="T33">Дата</text:span></text:p>
          </draw:text-box>
        </draw:frame>
        <draw:frame draw:style-name="gr5" draw:text-style-name="P67" svg:width="0.916cm" svg:height="0.436cm" svg:x="19.339cm" svg:y="27.553cm">
          <draw:text-box>
            <text:p text:style-name="P66"><text:span text:style-name="T33">Лист</text:span></text:p>
          </draw:text-box>
        </draw:frame>
      </draw:g>
      <text:p text:style-name="P2"><text:span text:style-name="T32">5 </text:span>Безопасность и экологичность проекта</text:p>
      <text:p text:style-name="P7"/>
      <text:p text:style-name="P10"><text:span text:style-name="T3">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3">.</text:span></text:p>
      <text:p text:style-name="P10">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10">Цель раздела: целью <text:s/>данного раздела является обеспечение безопасности и экологичности проекта.</text:p>
      <text:p text:style-name="P10">Задачи проекта:</text:p>
      <text:p text:style-name="P10">1. Анализ и идентификация опасных и вредных факторов на рабочем месте.</text:p>
      <text:p text:style-name="P10">2. Разработка мероприятий по обеспечению безопасности и экологичности проекта.</text:p>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1. Анализ и идентификация опасных и вредных производственных факторов.</text:p>
      <text:p text:style-name="P10"/>
      <text:p text:style-name="P10">Помещение, в котором находится рабочее место сотрудников имеет следующие характеристики: </text:p>
      <text:p text:style-name="P10"><text:span text:style-name="T6">- общая площадь офиса 150 м</text:span><text:span text:style-name="T4">2</text:span><text:span text:style-name="T6">;</text:span></text:p>
      <text:p text:style-name="P10"><text:span text:style-name="T6">- объем офиса 525 м</text:span><text:span text:style-name="T4">3</text:span><text:span text:style-name="T6">;</text:span></text:p>
      <text:p text:style-name="P23">- число рабочих мест 12;</text:p>
      <text:p text:style-name="P23">- освещение естественное и общее искусственное;</text:p>
      <text:p text:style-name="P10"/>
      <text:p text:style-name="P14"><draw:frame draw:style-name="fr1" draw:name="Изображение1" text:anchor-type="paragraph" svg:x="2.951cm" svg:width="13.494cm" svg:height="9.26cm" draw:z-index="29"><draw:image xlink:href="Pictures/100002010000020D0000015ED75ED002.png" xlink:type="simple" xlink:show="embed" xlink:actuate="onLoad"/></draw:frame></text:p>
      <text:p text:style-name="P24">Рисунок <text:span text:style-name="T32">5</text:span>.1 - план рабочего помещения</text:p>
      <text:p text:style-name="P14"/>
      <text:p text:style-name="P6">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23">- несоответствие параметров микроклимата установленным нормам;</text:p>
      <text:p text:style-name="P23">- опасность возникновения пожара;</text:p>
      <text:p text:style-name="P23"><text:soft-page-break/>- зрительные нагрузки, связанные с неправильным освещением рабочего места;</text:p>
      <text:p text:style-name="P23">- статические нагрузки, связанные с длительным пребыванием в одном и том же положении;</text:p>
      <text:p text:style-name="P23">- повышенный уровень электромагнитного излучения;</text:p>
      <text:p text:style-name="P23">- повышенный уровень шума;</text:p>
      <text:p text:style-name="P23">- загрязнение воздуха вредными веществами, пылью, микроорганизмами;</text:p>
      <text:p text:style-name="P23">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23">В следующих разделах буду рассмотрены:</text:p>
      <text:p text:style-name="P23">- вентиляция;</text:p>
      <text:p text:style-name="P10">- освещенность;</text:p>
      <text:p text:style-name="P10">- шум;</text:p>
      <text:p text:style-name="P10"/>
      <text:p text:style-name="P10"/>
      <text:p text:style-name="P2">1.1 Микроклимат</text:p>
      <text:p text:style-name="P29">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29">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text:soft-page-break/>вызвать напряжение реакции терморегуляции и которые не выходят за пределы физиологических приспособительных возможностей.<text:tab/></text:p>
      <text:p text:style-name="P29">Т а б л и ц 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7">Период года</text:p>
          </table:table-cell>
          <table:table-cell table:style-name="Таблица1.A1" office:value-type="string">
            <text:p text:style-name="P18">Категория работ</text:p>
          </table:table-cell>
          <table:table-cell table:style-name="Таблица1.A1" office:value-type="string">
            <text:p text:style-name="P18">Темп. воздуха, гр. С не более</text:p>
          </table:table-cell>
          <table:table-cell table:style-name="Таблица1.A1" office:value-type="string">
            <text:p text:style-name="P18">Относит. влажность воздуха, %</text:p>
          </table:table-cell>
          <table:table-cell table:style-name="Таблица1.E1" office:value-type="string">
            <text:p text:style-name="P18">Скорость движения воздуха, м/с</text:p>
          </table:table-cell>
        </table:table-row>
        <table:table-row table:style-name="Таблица1.2">
          <table:table-cell table:style-name="Таблица1.A2" office:value-type="string">
            <text:p text:style-name="P19">Холодный</text:p>
          </table:table-cell>
          <table:table-cell table:style-name="Таблица1.A1" office:value-type="string">
            <text:p text:style-name="P19">легкая -1а</text:p>
          </table:table-cell>
          <table:table-cell table:style-name="Таблица1.A1" office:value-type="string">
            <text:p text:style-name="P19">22-24</text:p>
          </table:table-cell>
          <table:table-cell table:style-name="Таблица1.A1" office:value-type="string">
            <text:p text:style-name="P19">40-60</text:p>
          </table:table-cell>
          <table:table-cell table:style-name="Таблица1.E1" office:value-type="string">
            <text:p text:style-name="P19">0,1</text:p>
          </table:table-cell>
        </table:table-row>
        <table:table-row table:style-name="Таблица1.2">
          <table:table-cell table:style-name="Таблица1.A3" office:value-type="string">
            <text:p text:style-name="P19">Теплый</text:p>
          </table:table-cell>
          <table:table-cell table:style-name="Таблица1.A1" office:value-type="string">
            <text:p text:style-name="P19">легкая -1а</text:p>
          </table:table-cell>
          <table:table-cell table:style-name="Таблица1.A1" office:value-type="string">
            <text:p text:style-name="P19">23-25</text:p>
          </table:table-cell>
          <table:table-cell table:style-name="Таблица1.A1" office:value-type="string">
            <text:p text:style-name="P19">40-60</text:p>
          </table:table-cell>
          <table:table-cell table:style-name="Таблица1.E1" office:value-type="string">
            <text:p text:style-name="P19">0,2</text:p>
          </table:table-cell>
        </table:table-row>
      </table:table>
      <text:p text:style-name="P21"/>
      <text:p text:style-name="P29">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25">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29">Также применяют кондиционирование воздуха и отопление. <text:soft-page-break/>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29">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36">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36"/>
      <text:p text:style-name="P26">1.2 Освещенность.</text:p>
      <text:p text:style-name="P20"/>
      <text:p text:style-name="P29">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29">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29">Нормы естественного, искусственного и совмещённого освещения установлены СНиП 23-05-95 «Естественное и искусственное освещение».</text:p>
      <text:p text:style-name="P29">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37"><text:span text:style-name="T31">Б</text:span>лагоприятные показатели зрительной работоспособности отмечаются при освещенности рабочего места в 300-500 лк, а экрана дисплея - 300 лк. </text:p>
      <text:list xml:id="list5092817453996816752" text:style-name="L91">
        <text:list-item>
          <text:list>
            <text:list-item>
              <text:p text:style-name="P11">Шум.</text:p>
              <text:p text:style-name="P11"><text:soft-page-break/></text:p>
            </text:list-item>
          </text:list>
        </text:list-item>
      </text:list>
      <text:p text:style-name="P30">Шум, <text:span text:style-name="T30">по <text:s/>ГОСТ 12.1.003-83</text:span> определяют как совокупность апериодических звуков различной интенсивности и частоты.</text:p>
      <text:p text:style-name="P29">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29">По характеру спектра шумы под­разделяются на: <text:s/>широкополосные и тональные.</text:p>
      <text:p text:style-name="P29">По временным характеристикам на: постоян­ные и <text:s/>непостоянные. </text:p>
      <text:p text:style-name="P29">В свою оче­редь непостоянные шумы подраз­деляются на: <text:s/>колеблющиеся во вре­мени, прерывистые <text:s/>и импульсные.</text:p>
      <text:p text:style-name="P29">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29">Нормируемые параметры шума на рабочих местах определены ГОСТ<text:span text:style-name="T24">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37">Для уменьшения параметров уровня шума на рабочем месте необходима <text:s text:c="15"/>правильная организация производственного помещения, следует<text:span text:style-name="T26"> проводить работы по изоляции оборудования с повышенным уровнем шума, либо по снижению уровня шума оборудования.</text:span></text:p>
      <text:p text:style-name="P38"/>
      <text:p text:style-name="P38"/>
      <text:p text:style-name="P8">2. Разработка мероприятий по обеспечению безопасности и экологичности проекта.</text:p>
      <text:p text:style-name="P10"/>
      <text:list xml:id="list201615627862876358" text:style-name="L92">
        <text:list-item>
          <text:list>
            <text:list-item>
              <text:p text:style-name="P12"><text:soft-page-break/>Вентиляция.</text:p>
              <text:p text:style-name="P12"/>
            </text:list-item>
          </text:list>
        </text:list-item>
      </text:list>
      <text:p text:style-name="P4">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3">Объем потребного воздухообмена рассчитывается по формуле:</text:p>
      <text:p text:style-name="P14"><draw:frame draw:style-name="fr3" draw:name="Object2" text:anchor-type="as-char" svg:width="3.544cm" svg:height="1.194cm" draw:z-index="14"><draw:object xlink:href="./Object 1" xlink:type="simple" xlink:show="embed" xlink:actuate="onLoad"/><draw:image xlink:href="./ObjectReplacements/Object 1" xlink:type="simple" xlink:show="embed" xlink:actuate="onLoad"/></draw:frame>,</text:p>
      <text:p text:style-name="P2">где, Q<text:span text:style-name="T15">изб</text:span><text:span text:style-name="T6"> — избыточное тепло, кДж/ч;</text:span></text:p>
      <text:p text:style-name="P10"><text:span text:style-name="T6">e</text:span><text:span text:style-name="T15">p</text:span><text:span text:style-name="T4"> —</text:span><text:span text:style-name="T6"> теплоемкость сухого воздуха, Дж/К;</text:span></text:p>
      <text:p text:style-name="P10"><text:span text:style-name="T1">ρ — </text:span><text:span text:style-name="T3">плотность приточного воздуха, кг/м</text:span><text:span text:style-name="T5">3</text:span><text:span text:style-name="T7">;</text:span></text:p>
      <text:p text:style-name="P10"><text:span text:style-name="T8">t</text:span><text:span text:style-name="T17">выт —</text:span><text:span text:style-name="T8"> </text:span><text:span text:style-name="T7">температура удаляемого воздуха из помещения, </text:span><text:span text:style-name="T5">0</text:span><text:span text:style-name="T7">С;</text:span></text:p>
      <text:p text:style-name="P5"><text:span text:style-name="T1">t</text:span><text:span text:style-name="T16">пр</text:span> – температура приточного воздуха, равная 18 <text:span text:style-name="T4">0</text:span>С.</text:p>
      <text:p text:style-name="P2"><text:span text:style-name="T7">При температуре воздуха равной 273 К (т.е. 0</text:span><text:span text:style-name="T5">0</text:span><text:span text:style-name="T7">С), плотность воздуха <text:s text:c="3"/></text:span><text:span text:style-name="T9">ρ</text:span><text:span text:style-name="T7">=1,293 кг/м</text:span><text:span text:style-name="T5">3</text:span><text:span text:style-name="T7">, а при температуре равной 24 </text:span><text:span text:style-name="T5">0</text:span><text:span text:style-name="T7">С плотность равна:</text:span></text:p>
      <text:p text:style-name="P14"><text:s text:c="15"/><draw:frame draw:style-name="fr4" draw:name="Object3" text:anchor-type="as-char" svg:y="-0.714cm" svg:width="5.831cm" svg:height="1.185cm" draw:z-index="15"><draw:object xlink:href="./Object 2" xlink:type="simple" xlink:show="embed" xlink:actuate="onLoad"/><draw:image xlink:href="./ObjectReplacements/Object 2" xlink:type="simple" xlink:show="embed" xlink:actuate="onLoad"/></draw:frame>кг/м<text:span text:style-name="T4">3</text:span><text:span text:style-name="T6">,</text:span></text:p>
      <text:p text:style-name="P2"><text:span text:style-name="T6">Температура воздуха удаляемого из помещения </text:span><text:span text:style-name="T8">t</text:span><text:span text:style-name="T17">выт</text:span><text:span text:style-name="T7"> определяется из выражения</text:span></text:p>
      <text:p text:style-name="P14"><text:span text:style-name="T4"><draw:frame draw:style-name="fr4" draw:name="Object4" text:anchor-type="as-char" svg:y="-0.386cm" svg:width="8.47cm" svg:height="0.572cm" draw:z-index="16"><draw:object xlink:href="./Object 3" xlink:type="simple" xlink:show="embed" xlink:actuate="onLoad"/><draw:image xlink:href="./ObjectReplacements/Object 3" xlink:type="simple" xlink:show="embed" xlink:actuate="onLoad"/></draw:frame></text:span><text:span text:style-name="T4">0</text:span>С , </text:p>
      <text:p text:style-name="P10"/>
      <text:p text:style-name="P3">где <text:s text:c="5"/><text:span text:style-name="T1">t</text:span><text:span text:style-name="T16">р.з.</text:span> = 24 <text:span text:style-name="T4">0</text:span>С, температура в рабочей зоне; <text:tab/></text:p>
      <text:p text:style-name="P3"><text:span text:style-name="T1">Δt</text:span> = 0,5 <text:span text:style-name="T4">0</text:span>С/м - <text:s/>температурный градиент по высоте помещения;</text:p>
      <text:p text:style-name="P2">H = 3,3 м - <text:s/>расстояние от пола до центра вытяжных проемов.</text:p>
      <text:p text:style-name="P10"/>
      <text:p text:style-name="P2"/>
      <text:p text:style-name="P10">Избыточное тепло, выделяемое в воздух рабочей зоны, рассчитывается по формуле:</text:p>
      <text:p text:style-name="P14"><draw:frame draw:style-name="fr3" draw:name="Object5" text:anchor-type="as-char" svg:width="5.558cm" svg:height="0.563cm" draw:z-index="17"><draw:object xlink:href="./Object 4" xlink:type="simple" xlink:show="embed" xlink:actuate="onLoad"/><draw:image xlink:href="./ObjectReplacements/Object 4" xlink:type="simple" xlink:show="embed" xlink:actuate="onLoad"/></draw:frame>,</text:p>
      <text:p text:style-name="P3"><text:soft-page-break/>где <text:s text:c="3"/><text:span text:style-name="T1">Q</text:span><text:span text:style-name="T16">1</text:span> – тепловыделения от устройств вычислительной техники, кДж/ч; </text:p>
      <text:p text:style-name="P3"><text:span text:style-name="T1">Q</text:span><text:span text:style-name="T16">2</text:span> – теплоотдача от нагретых поверхностей, кДж/ч; </text:p>
      <text:p text:style-name="P3"><text:span text:style-name="T1">Q</text:span><text:span text:style-name="T16">3</text:span> – тепловыделения от искусственного освещения, кДж/ч; </text:p>
      <text:p text:style-name="P3"><text:span text:style-name="T1">Q</text:span><text:span text:style-name="T16">4</text:span> – тепловыделения через технический чердак, кДж/ч; </text:p>
      <text:p text:style-name="P3"><text:span text:style-name="T1">Q</text:span><text:span text:style-name="T16">5</text:span> – тепловыделения людьми, кДж/ч; </text:p>
      <text:p text:style-name="P2"><text:span text:style-name="T1">Q</text:span><text:span text:style-name="T16">6</text:span> – тепло от солнечной радиации через окна, кДж/ч.</text:p>
      <text:p text:style-name="P10">В помещении находятся: 12 персональных компьютеров по 400 Вт (вместе с мониторами). Тепловыделения от устройств вычислительной техники рассчитываются по формуле:</text:p>
      <text:p text:style-name="P14"><draw:frame draw:style-name="fr4" draw:name="Object6" text:anchor-type="as-char" svg:y="-0.386cm" svg:width="7.419cm" svg:height="0.572cm" draw:z-index="18"><draw:object xlink:href="./Object 5" xlink:type="simple" xlink:show="embed" xlink:actuate="onLoad"/><draw:image xlink:href="./ObjectReplacements/Object 5" xlink:type="simple" xlink:show="embed" xlink:actuate="onLoad"/></draw:frame>кДж/ч,</text:p>
      <text:p text:style-name="P3">где <text:s text:c="3"/><text:span text:style-name="T1">N</text:span> – мощность устройств вычислительной техники; </text:p>
      <text:p text:style-name="P3"><text:span text:style-name="T1">n=</text:span>0,5– коэффициент тепловых потерь для устройств вычислительной техники.</text:p>
      <text:p text:style-name="P2">Так как нагретых поверхностей в помещении нет, то теплоотдача от нагретых поверхностей <text:span text:style-name="T1">Q</text:span><text:span text:style-name="T16">2</text:span><text:span text:style-name="T1"> = 0</text:span>.</text:p>
      <text:p text:style-name="P2">В помещении имеется 80 <text:s/>ламп мощностью <text:s/>18 Вт каждая. Тепловыделения от искусственного освещения рассчитываются по формуле:</text:p>
      <text:p text:style-name="P14"><draw:frame draw:style-name="fr4" draw:name="Object7" text:anchor-type="as-char" svg:y="-0.377cm" svg:width="7.957cm" svg:height="0.563cm" draw:z-index="19"><draw:object xlink:href="./Object 6" xlink:type="simple" xlink:show="embed" xlink:actuate="onLoad"/><draw:image xlink:href="./ObjectReplacements/Object 6" xlink:type="simple" xlink:show="embed" xlink:actuate="onLoad"/></draw:frame>кДж/ч,</text:p>
      <text:p text:style-name="P3">где <text:s text:c="4"/><text:span text:style-name="T1">N</text:span><text:span text:style-name="T16">осв</text:span> – суммарная мощность источников освещения, кВт.</text:p>
      <text:p text:style-name="P2">Так как помещение находится на 5 этаже 8-этажного здания, то теплопоступления через технический чердак отсутствуют, т.е. <text:span text:style-name="T1">Q</text:span><text:span text:style-name="T16">4</text:span><text:span text:style-name="T1"> = 0</text:span>.</text:p>
      <text:p text:style-name="P10">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4">0</text:span><text:span text:style-name="T6">С. Тепловыделения людьми рассчитываются по формуле:</text:span></text:p>
      <text:p text:style-name="P14"><text:span text:style-name="T6"><draw:frame draw:style-name="fr4" draw:name="Object8" text:anchor-type="as-char" svg:y="-0.377cm" svg:width="4.56cm" svg:height="0.563cm" draw:z-index="20"><draw:object xlink:href="./Object 7" xlink:type="simple" xlink:show="embed" xlink:actuate="onLoad"/><draw:image xlink:href="./ObjectReplacements/Object 7" xlink:type="simple" xlink:show="embed" xlink:actuate="onLoad"/></draw:frame></text:span><text:span text:style-name="T6">кДж/ч</text:span></text:p>
      <text:p text:style-name="P23">Количество тепла, от солнечной радиации вычисляется по формуле</text:p>
      <text:p text:style-name="P14"><text:span text:style-name="T6"><draw:frame draw:style-name="fr3" draw:name="Object9" text:anchor-type="as-char" svg:width="2.113cm" svg:height="0.563cm" draw:z-index="21"><draw:object xlink:href="./Object 8" xlink:type="simple" xlink:show="embed" xlink:actuate="onLoad"/><draw:image xlink:href="./ObjectReplacements/Object 8" xlink:type="simple" xlink:show="embed" xlink:actuate="onLoad"/></draw:frame></text:span><text:span text:style-name="T6">,</text:span></text:p>
      <text:p text:style-name="P41">где <text:s text:c="4"/><text:span text:style-name="T21">F</text:span> <text:s/>–общая площадь поверхности оконных проемов, м<text:span text:style-name="T4">2</text:span>;</text:p>
      <text:p text:style-name="P41"><text:span text:style-name="T21">q</text:span> <text:s/>– <text:s/>количество тепловой энергии, вносимое через световую поверхность <text:soft-page-break/>оконных проемов в 1 м<text:span text:style-name="T4">2</text:span>; </text:p>
      <text:p text:style-name="P41"><text:span text:style-name="T28">μ</text:span> <text:s/>–коэффициент, учитывающий вид застекления и его чистоту. <text:s/></text:p>
      <text:p text:style-name="P42"><text:span text:style-name="T6">Коэффициент </text:span><text:span text:style-name="T10">μ</text:span><text:span text:style-name="T6"> <text:s/>вычисляется как произведение: </text:span></text:p>
      <text:p text:style-name="P14"><draw:frame draw:style-name="fr5" draw:name="Объект1" text:anchor-type="as-char" svg:y="-0.377cm" svg:width="1.884cm" svg:height="0.533cm" draw:z-index="36"><draw:object xlink:href="./Object 43" xlink:type="simple" xlink:show="embed" xlink:actuate="onLoad"/><draw:image xlink:href="./ObjectReplacements/Object 43" xlink:type="simple" xlink:show="embed" xlink:actuate="onLoad"/></draw:frame>,</text:p>
      <text:p text:style-name="P41">где <text:tab/> <text:s/><text:span text:style-name="T21">K</text:span><text:span text:style-name="T18">1</text:span> <text:s/>– <text:s/>коэффициент, учитывающий загрязнение атмосферы и вида остекления;</text:p>
      <text:p text:style-name="P46"><text:span text:style-name="T21">K</text:span><text:span text:style-name="T19">2</text:span><text:span text:style-name="T23"> <text:s/></text:span>– <text:s/>коэффициент, учитывающий степень загрязнения стекла.</text:p>
      <text:p text:style-name="P46">Коэффициент <draw:frame draw:style-name="fr3" draw:name="Object10" text:anchor-type="as-char" svg:width="1.937cm" svg:height="0.563cm" draw:z-index="22"><draw:object xlink:href="./Object 9" xlink:type="simple" xlink:show="embed" xlink:actuate="onLoad"/><draw:image xlink:href="./ObjectReplacements/Object 9" xlink:type="simple" xlink:show="embed" xlink:actuate="onLoad"/></draw:frame> при загрязненной атмосфере и двойном остеклении в металлических переплетах, коэффициент <draw:frame draw:style-name="fr4" draw:name="Object11" text:anchor-type="as-char" svg:y="-0.377cm" svg:width="1.842cm" svg:height="0.563cm" draw:z-index="23"><draw:object xlink:href="./Object 10" xlink:type="simple" xlink:show="embed" xlink:actuate="onLoad"/><draw:image xlink:href="./ObjectReplacements/Object 10" xlink:type="simple" xlink:show="embed" xlink:actuate="onLoad"/></draw:frame> в случае, когда окна закрывают жалюзи.</text:p>
      <text:p text:style-name="P47">Таким образом </text:p>
      <text:p text:style-name="P48"><draw:frame draw:style-name="fr5" draw:name="Object12" text:anchor-type="as-char" svg:y="-0.377cm" svg:width="5.426cm" svg:height="0.533cm" draw:z-index="24"><draw:object xlink:href="./Object 11" xlink:type="simple" xlink:show="embed" xlink:actuate="onLoad"/><draw:image xlink:href="./ObjectReplacements/Object 11" xlink:type="simple" xlink:show="embed" xlink:actuate="onLoad"/></draw:frame></text:p>
      <text:p text:style-name="P47"><text:s/>Учитывая, что в помещении 1 окно, которое выходит на юго-запад и его размеры <text:s/>составляют <draw:frame draw:style-name="fr5" draw:name="Объект3" text:anchor-type="as-char" svg:y="-0.377cm" svg:width="1.697cm" svg:height="0.469cm" draw:z-index="41"><draw:object xlink:href="./Object 12" xlink:type="simple" xlink:show="embed" xlink:actuate="onLoad"/><draw:image xlink:href="./ObjectReplacements/Object 12" xlink:type="simple" xlink:show="embed" xlink:actuate="onLoad"/><svg:desc>формула</svg:desc></draw:frame>., вычислим количество тепла от солнечной радиации:</text:p>
      <text:p text:style-name="P48"><draw:frame draw:style-name="fr4" draw:name="Object15" text:anchor-type="as-char" svg:y="-0.386cm" svg:width="11.264cm" svg:height="0.572cm" draw:z-index="25"><draw:object xlink:href="./Object 13" xlink:type="simple" xlink:show="embed" xlink:actuate="onLoad"/><draw:image xlink:href="./ObjectReplacements/Object 13" xlink:type="simple" xlink:show="embed" xlink:actuate="onLoad"/></draw:frame>кДж/ч,</text:p>
      <text:p text:style-name="P47">Суммарное избыточное тепло в помещении:</text:p>
      <text:p text:style-name="P48"><draw:frame draw:style-name="fr4" draw:name="Object16" text:anchor-type="as-char" svg:y="-0.377cm" svg:width="11.601cm" svg:height="0.563cm" draw:z-index="26"><draw:object xlink:href="./Object 14" xlink:type="simple" xlink:show="embed" xlink:actuate="onLoad"/><draw:image xlink:href="./ObjectReplacements/Object 14" xlink:type="simple" xlink:show="embed" xlink:actuate="onLoad"/></draw:frame>кДж/ч</text:p>
      <text:p text:style-name="P10">Потребный воздухообмен, необходимый для удаления избыточного тепла из помещения, рассчитывается по формуле:</text:p>
      <text:p text:style-name="P14"><draw:frame draw:style-name="fr4" draw:name="Object17" text:anchor-type="as-char" svg:y="-0.714cm" svg:width="9.486cm" svg:height="1.194cm" draw:z-index="27"><draw:object xlink:href="./Object 15" xlink:type="simple" xlink:show="embed" xlink:actuate="onLoad"/><draw:image xlink:href="./ObjectReplacements/Object 15" xlink:type="simple" xlink:show="embed" xlink:actuate="onLoad"/></draw:frame>м<text:span text:style-name="T4">3</text:span><text:span text:style-name="T6">/ч</text:span></text:p>
      <text:p text:style-name="P10"/>
      <text:p text:style-name="P3"/>
      <text:p text:style-name="P15"/>
      <text:p text:style-name="P15">Определим необходимую кратность воздухообмена:</text:p>
      <text:p text:style-name="P16"><draw:frame draw:style-name="fr4" draw:name="Object18" text:anchor-type="as-char" svg:y="-0.619cm" svg:width="5.248cm" svg:height="1.092cm" draw:z-index="28"><draw:object xlink:href="./Object 16" xlink:type="simple" xlink:show="embed" xlink:actuate="onLoad"/><draw:image xlink:href="./ObjectReplacements/Object 16" xlink:type="simple" xlink:show="embed" xlink:actuate="onLoad"/></draw:frame>,</text:p>
      <text:p text:style-name="P20"><text:span text:style-name="T27">Для удовлетворения потребного воздухообмена был подобран один кондиционер <text:s/>Ballu BSE-24HN1 <text:s/>серии City</text:span><text:span text:style-name="T11">. </text:span><text:span text:style-name="T12">Воздухообмен, производимый кондиционером равен 1200 м</text:span><text:span text:style-name="T13">3</text:span><text:span text:style-name="T14">/ч</text:span></text:p>
      <text:p text:style-name="P43"><text:soft-page-break/></text:p>
      <text:p text:style-name="P44"/>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621002576457562914" text:style-name="L93">
        <text:list-item>
          <text:list>
            <text:list-item>
              <text:p text:style-name="P51">Расчет уровня шума на рабочем месте.</text:p>
              <text:p text:style-name="P51"/>
            </text:list-item>
          </text:list>
        </text:list-item>
      </text:list>
      <text:p text:style-name="P35">Одним из неблагоприятных факторов производственной среды является <text:soft-page-break/>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34">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34">Для решения вопросов о необходимости и целесообразности снижения шума не­обхо­димо знать уровни шума на рабочем месте оператора.</text:p>
      <text:p text:style-name="P39">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50"><draw:frame draw:style-name="fr5" draw:name="Object1" text:anchor-type="as-char" svg:y="-0.713cm" svg:width="3.364cm" svg:height="1.139cm" draw:z-index="43"><draw:object xlink:href="./Object 18" xlink:type="simple" xlink:show="embed" xlink:actuate="onLoad"/><draw:image xlink:href="./ObjectReplacements/Object 18" xlink:type="simple" xlink:show="embed" xlink:actuate="onLoad"/></draw:frame></text:p>
      <text:p text:style-name="P31">где<text:tab/><text:span text:style-name="T1">L</text:span><text:span text:style-name="T16">i</text:span> – уровень звукового давления i-го источника шума, дБ; </text:p>
      <text:p text:style-name="P32"><text:span text:style-name="T1"><text:tab/></text:span><text:span text:style-name="T22">n</text:span> – количество источников шума.</text:p>
      <text:p text:style-name="P31">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31">Уровни звукового давления источников шума, действующих на оператора или пользователя ЭВМ на его ра­бочем месте представлены в таблице 2</text:p>
      <text:p text:style-name="P33">Т а б л и ц а 4.2 - Уровни звукового давления постоянных источников шум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2">Источник шума</text:p>
          </table:table-cell>
          <table:table-cell table:style-name="Таблица2.B1" office:value-type="string">
            <text:p text:style-name="P62">Уровень звукового давления, дБ</text:p>
          </table:table-cell>
        </table:table-row>
        <table:table-row table:style-name="Таблица2.2">
          <table:table-cell table:style-name="Таблица2.B1" table:number-columns-spanned="2" office:value-type="string">
            <text:p text:style-name="P62">Внутренние составляющие ЭВМ</text:p>
          </table:table-cell>
          <table:covered-table-cell/>
        </table:table-row>
      </table:table>
      <text:p text:style-name="P45"/>
      <text:p text:style-name="P55"><text:tab/><text:span text:style-name="T29">Продолжение таблицы 4.2</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7">Группа винчестеров (1 шт)</text:p>
          </table:table-cell>
          <table:table-cell table:style-name="Таблица3.B1" office:value-type="string">
            <text:p text:style-name="P62">30</text:p>
          </table:table-cell>
        </table:table-row>
        <table:table-row table:style-name="Таблица3.1">
          <table:table-cell table:style-name="Таблица3.A1" office:value-type="string">
            <text:p text:style-name="P27">Система охлаждения (3 вент.)</text:p>
          </table:table-cell>
          <table:table-cell table:style-name="Таблица3.B1" office:value-type="string">
            <text:p text:style-name="P62">30</text:p>
          </table:table-cell>
        </table:table-row>
        <text:soft-page-break/>
        <table:table-row table:style-name="Таблица3.1">
          <table:table-cell table:style-name="Таблица3.B1" table:number-columns-spanned="2" office:value-type="string">
            <text:p text:style-name="P62">Внешние составляющие ЭВМ</text:p>
          </table:table-cell>
          <table:covered-table-cell/>
        </table:table-row>
        <table:table-row table:style-name="Таблица3.1">
          <table:table-cell table:style-name="Таблица3.A1" office:value-type="string">
            <text:p text:style-name="P27">Клавиатура (стандартная)</text:p>
          </table:table-cell>
          <table:table-cell table:style-name="Таблица3.B1" office:value-type="string">
            <text:p text:style-name="P62">10</text:p>
          </table:table-cell>
        </table:table-row>
        <table:table-row table:style-name="Таблица3.1">
          <table:table-cell table:style-name="Таблица3.B1" table:number-columns-spanned="2" office:value-type="string">
            <text:p text:style-name="P62">Периферийные устройства</text:p>
          </table:table-cell>
          <table:covered-table-cell/>
        </table:table-row>
        <table:table-row table:style-name="Таблица3.1">
          <table:table-cell table:style-name="Таблица3.A1" office:value-type="string">
            <text:p text:style-name="P27">Принтер </text:p>
            <text:p text:style-name="P27">Копировальный аппарат</text:p>
          </table:table-cell>
          <table:table-cell table:style-name="Таблица3.B1" office:value-type="string">
            <text:p text:style-name="P62">45</text:p>
          </table:table-cell>
        </table:table-row>
        <table:table-row table:style-name="Таблица3.1">
          <table:table-cell table:style-name="Таблица3.B1" table:number-columns-spanned="2" office:value-type="string">
            <text:p text:style-name="P62">Дополнительные источники в помещении</text:p>
          </table:table-cell>
          <table:covered-table-cell/>
        </table:table-row>
        <table:table-row table:style-name="Таблица3.1">
          <table:table-cell table:style-name="Таблица3.A1" office:value-type="string">
            <text:p text:style-name="P27">Кондиционер</text:p>
          </table:table-cell>
          <table:table-cell table:style-name="Таблица3.B1" office:value-type="string">
            <text:p text:style-name="P63">41</text:p>
          </table:table-cell>
        </table:table-row>
      </table:table>
      <text:p text:style-name="P10"/>
      <text:p text:style-name="P10">Общий уровень шума, создаваемый всеми устройствами одновременно:</text:p>
      <text:p text:style-name="P14"><draw:frame draw:style-name="fr5" draw:name="Объект4" text:anchor-type="as-char" svg:y="-0.439cm" svg:width="8.537cm" svg:height="0.594cm" draw:z-index="44"><draw:object xlink:href="./Object 19" xlink:type="simple" xlink:show="embed" xlink:actuate="onLoad"/><draw:image xlink:href="./ObjectReplacements/Object 19" xlink:type="simple" xlink:show="embed" xlink:actuate="onLoad"/></draw:frame>дБ,</text:p>
      <text:p text:style-name="P31">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31">Следовательно набор оборудования подходит для организации рабочего места сотрудника.</text:p>
      <text:p text:style-name="P37"/>
      <text:p text:style-name="P10"/>
      <text:p text:style-name="P10"/>
      <text:p text:style-name="P10"/>
      <text:p text:style-name="P10"/>
      <text:p text:style-name="P10"/>
      <text:p text:style-name="P10"/>
      <text:p text:style-name="P10"><text:soft-page-break/></text:p>
      <text:list xml:id="list4453868484817318807" text:style-name="L94">
        <text:list-item>
          <text:list>
            <text:list-item>
              <text:p text:style-name="P9">Расчет искусственного освещения</text:p>
              <text:p text:style-name="P13"/>
            </text:list-item>
          </text:list>
        </text:list-item>
      </text:list>
      <text:p text:style-name="P28">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56">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58">Световой поток группы ламп <text:span text:style-name="T2">F</text:span><text:span text:style-name="T15">Л </text:span><text:span text:style-name="T6">рассчитывается по формуле:</text:span></text:p>
      <text:p text:style-name="P60"><draw:frame draw:style-name="fr5" draw:name="Object14" text:anchor-type="as-char" svg:y="-0.683cm" svg:width="4.934cm" svg:height="1.062cm" draw:z-index="45"><draw:object xlink:href="./Object 20" xlink:type="simple" xlink:show="embed" xlink:actuate="onLoad"/><draw:image xlink:href="./ObjectReplacements/Object 20" xlink:type="simple" xlink:show="embed" xlink:actuate="onLoad"/></draw:frame></text:p>
      <text:p text:style-name="P57">где <text:s/><draw:frame draw:style-name="fr6" draw:name="Object25" text:anchor-type="as-char" svg:width="1.164cm" svg:height="0.661cm" draw:z-index="46"><draw:object-ole xlink:href="./Object 21" xlink:type="simple" xlink:show="embed" xlink:actuate="onLoad"/><draw:image xlink:href="./ObjectReplacements/Object 21" xlink:type="simple" xlink:show="embed" xlink:actuate="onLoad"/></draw:frame> – нормируемая минимальная освещенность на рабочем месте, <draw:frame draw:style-name="fr7" draw:name="Object26" text:anchor-type="as-char" svg:width="0.554cm" svg:height="0.397cm" draw:z-index="47"><draw:object-ole xlink:href="./Object 22" xlink:type="simple" xlink:show="embed" xlink:actuate="onLoad"/><draw:image xlink:href="./ObjectReplacements/Object 22" xlink:type="simple" xlink:show="embed" xlink:actuate="onLoad"/></draw:frame>, (при системе общего освещения с разрядными лампами минимальное значение освещенности для <text:span text:style-name="T20">IV</text:span> разряда зрительной работы равно 300 лк);</text:p>
      <text:p text:style-name="P59"><draw:frame draw:style-name="fr8" draw:name="Object27" text:anchor-type="as-char" svg:width="0.503cm" svg:height="0.661cm" draw:z-index="48"><draw:object-ole xlink:href="./Object 23" xlink:type="simple" xlink:show="embed" xlink:actuate="onLoad"/><draw:image xlink:href="./ObjectReplacements/Object 23" xlink:type="simple" xlink:show="embed" xlink:actuate="onLoad"/></draw:frame> – площадь помещения, <draw:frame draw:style-name="fr9" draw:name="Object28" text:anchor-type="as-char" svg:width="0.554cm" svg:height="0.554cm" draw:z-index="49"><draw:object-ole xlink:href="./Object 24" xlink:type="simple" xlink:show="embed" xlink:actuate="onLoad"/><draw:image xlink:href="./ObjectReplacements/Object 24" xlink:type="simple" xlink:show="embed" xlink:actuate="onLoad"/></draw:frame>;</text:p>
      <text:p text:style-name="P59"><draw:frame draw:style-name="fr10" draw:name="Object29" text:anchor-type="as-char" svg:width="0.318cm" svg:height="0.344cm" draw:z-index="50"><draw:object-ole xlink:href="./Object 25" xlink:type="simple" xlink:show="embed" xlink:actuate="onLoad"/><draw:image xlink:href="./ObjectReplacements/Object 25" xlink:type="simple" xlink:show="embed" xlink:actuate="onLoad"/></draw:frame> – коэффициент минимальной освещенности. Для светодиодных ламп <draw:frame draw:style-name="fr11" draw:name="Object30" text:anchor-type="as-char" svg:width="1.191cm" svg:height="0.529cm" draw:z-index="51"><draw:object-ole xlink:href="./Object 26" xlink:type="simple" xlink:show="embed" xlink:actuate="onLoad"/><draw:image xlink:href="./ObjectReplacements/Object 26" xlink:type="simple" xlink:show="embed" xlink:actuate="onLoad"/></draw:frame>;</text:p>
      <text:p text:style-name="P59"><draw:frame draw:style-name="fr12" draw:name="Object31" text:anchor-type="as-char" svg:width="0.344cm" svg:height="0.503cm" draw:z-index="52"><draw:object-ole xlink:href="./Object 27" xlink:type="simple" xlink:show="embed" xlink:actuate="onLoad"/><draw:image xlink:href="./ObjectReplacements/Object 27" xlink:type="simple" xlink:show="embed" xlink:actuate="onLoad"/></draw:frame> – коэффициент запаса светового потока, зависящий от степени загрязнения ламп <draw:frame draw:style-name="fr13" draw:name="Object32" text:anchor-type="as-char" svg:width="1.295cm" svg:height="0.529cm" draw:z-index="53"><draw:object-ole xlink:href="./Object 28" xlink:type="simple" xlink:show="embed" xlink:actuate="onLoad"/><draw:image xlink:href="./ObjectReplacements/Object 28" xlink:type="simple" xlink:show="embed" xlink:actuate="onLoad"/></draw:frame>;</text:p>
      <text:p text:style-name="P59"><draw:frame draw:style-name="fr14" draw:name="Object33" text:anchor-type="as-char" svg:width="0.503cm" svg:height="0.45cm" draw:z-index="54"><draw:object-ole xlink:href="./Object 29" xlink:type="simple" xlink:show="embed" xlink:actuate="onLoad"/><draw:image xlink:href="./ObjectReplacements/Object 29" xlink:type="simple" xlink:show="embed" xlink:actuate="onLoad"/></draw:frame> – число светильников;</text:p>
      <text:p text:style-name="P59"><draw:frame draw:style-name="fr15" draw:name="Object34" text:anchor-type="as-char" svg:width="0.344cm" svg:height="0.397cm" draw:z-index="55"><draw:object-ole xlink:href="./Object 30" xlink:type="simple" xlink:show="embed" xlink:actuate="onLoad"/><draw:image xlink:href="./ObjectReplacements/Object 30" xlink:type="simple" xlink:show="embed" xlink:actuate="onLoad"/></draw:frame> – количество ламп в светильнике;</text:p>
      <text:p text:style-name="P59"><draw:frame draw:style-name="fr16" draw:name="Object35" text:anchor-type="as-char" svg:width="0.344cm" svg:height="0.45cm" draw:z-index="56"><draw:object-ole xlink:href="./Object 31" xlink:type="simple" xlink:show="embed" xlink:actuate="onLoad"/><draw:image xlink:href="./ObjectReplacements/Object 31" xlink:type="simple" xlink:show="embed" xlink:actuate="onLoad"/></draw:frame> – коэффициент использования светового потока ламп;</text:p>
      <text:p text:style-name="P58"><text:span text:style-name="T6"><draw:frame draw:style-name="fr17" draw:name="Object24" text:anchor-type="as-char" svg:width="0.45cm" svg:height="0.423cm" draw:z-index="57"><draw:object-ole xlink:href="./Object 32" xlink:type="simple" xlink:show="embed" xlink:actuate="onLoad"/><draw:image xlink:href="./ObjectReplacements/Object 32" xlink:type="simple" xlink:show="embed" xlink:actuate="onLoad"/></draw:frame></text:span><text:span text:style-name="T6"> – световой поток лампы.</text:span></text:p>
      <text:p text:style-name="P57">Индекс помещения определяется по формуле: </text:p>
      <text:p text:style-name="P40"><text:span text:style-name="T24"><text:tab/></text:span><text:span text:style-name="T24"><draw:frame draw:style-name="fr3" draw:name="Object38" text:anchor-type="as-char" svg:width="2.337cm" svg:height="1.037cm" draw:z-index="58"><draw:object xlink:href="./Object 33" xlink:type="simple" xlink:show="embed" xlink:actuate="onLoad"/><draw:image xlink:href="./ObjectReplacements/Object 33" xlink:type="simple" xlink:show="embed" xlink:actuate="onLoad"/></draw:frame></text:span><text:span text:style-name="T24"><text:tab/><text:tab/></text:span></text:p>
      <text:p text:style-name="P3"><text:soft-page-break/>где <text:s text:c="3"/><draw:frame draw:style-name="fr3" draw:name="Object39" text:anchor-type="as-char" svg:width="0.464cm" svg:height="0.467cm" draw:z-index="32"><draw:object xlink:href="./Object 34" xlink:type="simple" xlink:show="embed" xlink:actuate="onLoad"/><draw:image xlink:href="./ObjectReplacements/Object 34" xlink:type="simple" xlink:show="embed" xlink:actuate="onLoad"/></draw:frame> – высота подвеса светильника над рабочей поверхностью, <draw:frame draw:style-name="fr18" draw:name="Object40" text:anchor-type="as-char" svg:width="0.423cm" svg:height="0.397cm" draw:z-index="33"><draw:object-ole xlink:href="./Object 35" xlink:type="simple" xlink:show="embed" xlink:actuate="onLoad"/><draw:image xlink:href="./ObjectReplacements/Object 35" xlink:type="simple" xlink:show="embed" xlink:actuate="onLoad"/></draw:frame>; </text:p>
      <text:p text:style-name="P3"><draw:frame draw:style-name="fr19" draw:name="Object41" text:anchor-type="as-char" svg:width="0.397cm" svg:height="0.423cm" draw:z-index="34"><draw:object-ole xlink:href="./Object 36" xlink:type="simple" xlink:show="embed" xlink:actuate="onLoad"/><draw:image xlink:href="./ObjectReplacements/Object 36" xlink:type="simple" xlink:show="embed" xlink:actuate="onLoad"/></draw:frame> – длина помещения, <draw:frame draw:style-name="fr18" draw:name="Object42" text:anchor-type="as-char" svg:width="0.423cm" svg:height="0.397cm" draw:z-index="35"><draw:object-ole xlink:href="./Object 37" xlink:type="simple" xlink:show="embed" xlink:actuate="onLoad"/><draw:image xlink:href="./ObjectReplacements/Object 37" xlink:type="simple" xlink:show="embed" xlink:actuate="onLoad"/></draw:frame>;</text:p>
      <text:p text:style-name="P22"><text:span text:style-name="T6"><draw:frame draw:style-name="fr20" draw:name="Object36" text:anchor-type="as-char" svg:width="0.423cm" svg:height="0.423cm" draw:z-index="37"><draw:object-ole xlink:href="./Object 38" xlink:type="simple" xlink:show="embed" xlink:actuate="onLoad"/><draw:image xlink:href="./ObjectReplacements/Object 38" xlink:type="simple" xlink:show="embed" xlink:actuate="onLoad"/></draw:frame></text:span><text:span text:style-name="T6"> – ширина помещения, </text:span><text:span text:style-name="T6"><draw:frame draw:style-name="fr18" draw:name="Object37" text:anchor-type="as-char" svg:width="0.423cm" svg:height="0.397cm" draw:z-index="38"><draw:object-ole xlink:href="./Object 39" xlink:type="simple" xlink:show="embed" xlink:actuate="onLoad"/><draw:image xlink:href="./ObjectReplacements/Object 39" xlink:type="simple" xlink:show="embed" xlink:actuate="onLoad"/></draw:frame></text:span><text:span text:style-name="T6">.</text:span></text:p>
      <text:p text:style-name="P22"><text:span text:style-name="T6">Необходимо рассчитать оптимальную схему расположения светильников для помещения с размерами </text:span><text:span text:style-name="T8">L </text:span><text:span text:style-name="T6">= 10 м, </text:span><text:span text:style-name="T8">B</text:span><text:span text:style-name="T6"> = 15 м и высотой H = 3,5 м. Светильники встраиваемые, , поэтому высота подвеса светильников над рабочим местом <text:s/></text:span><text:span text:style-name="T8">h</text:span><text:span text:style-name="T6"> = 2,7 м.</text:span></text:p>
      <text:p text:style-name="P22"><text:span text:style-name="T6">Для данного помещения </text:span><text:span text:style-name="T8">i </text:span><text:span text:style-name="T6">равно:</text:span></text:p>
      <text:p text:style-name="P25"><draw:frame draw:style-name="fr5" draw:name="Object43" text:anchor-type="as-char" svg:y="-0.623cm" svg:width="3.768cm" svg:height="1.041cm" draw:z-index="39"><draw:object xlink:href="./Object 40" xlink:type="simple" xlink:show="embed" xlink:actuate="onLoad"/><draw:image xlink:href="./ObjectReplacements/Object 40" xlink:type="simple" xlink:show="embed" xlink:actuate="onLoad"/></draw:frame></text:p>
      <text:p text:style-name="P56"><text:span text:style-name="T6">Коэффициент отражения потолка и пола принимаем 0,7 и 0,5 соответственно. Значение </text:span><text:span text:style-name="T8">η </text:span><text:span text:style-name="T6">определяем по таблице <text:s/>коэффициентов использования светового потока, которое для светильника Оптолюкс-Офис-Эконом составляет 0,57.</text:span></text:p>
      <text:p text:style-name="P61">Подставляем все значения в:</text:p>
      <text:p text:style-name="P60"><draw:frame draw:style-name="fr5" draw:name="Object44" text:anchor-type="as-char" svg:y="-0.623cm" svg:width="6.101cm" svg:height="1.002cm" draw:z-index="40"><draw:object xlink:href="./Object 41" xlink:type="simple" xlink:show="embed" xlink:actuate="onLoad"/><draw:image xlink:href="./ObjectReplacements/Object 41" xlink:type="simple" xlink:show="embed" xlink:actuate="onLoad"/></draw:frame></text:p>
      <text:p text:style-name="P58"><text:span text:style-name="T6">Световой поток одной лампы составляет </text:span><text:span text:style-name="T8">F</text:span><text:span text:style-name="T6"> = 1520 лм</text:span></text:p>
      <text:p text:style-name="P61">Общее количество ламп рассчитаем по формуле:</text:p>
      <text:p text:style-name="P60"><draw:frame draw:style-name="fr5" draw:name="Object45" text:anchor-type="as-char" svg:y="-0.684cm" svg:width="4.976cm" svg:height="1.065cm" draw:z-index="42"><draw:object xlink:href="./Object 42" xlink:type="simple" xlink:show="embed" xlink:actuate="onLoad"/><draw:image xlink:href="./ObjectReplacements/Object 42" xlink:type="simple" xlink:show="embed" xlink:actuate="onLoad"/></draw:frame></text:p>
      <text:p text:style-name="P61">Схема размещения светильников представлена на рисунке 4.2. В один светильник вставляется 4 лампы.</text:p>
      <text:p text:style-name="P61"/>
      <text:p text:style-name="P61"/>
      <text:p text:style-name="P61"/>
      <text:p text:style-name="P61"/>
      <text:p text:style-name="P61"/>
      <text:p text:style-name="P52"><draw:frame draw:style-name="fr2" draw:name="Изображение2" text:anchor-type="paragraph" svg:x="1.998cm" svg:y="0.413cm" svg:width="13.573cm" svg:height="9.208cm" draw:z-index="30"><draw:image xlink:href="Pictures/10000201000002010000015C8B3759E9.png" xlink:type="simple" xlink:show="embed" xlink:actuate="onLoad"/></draw:frame><text:soft-page-break/>Рисунок 4.2 - схема размещения светильников</text:p>
      <text:p text:style-name="P53">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53"/>
      <text:p text:style-name="P53">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53"/>
      <text:p text:style-name="P53"/>
      <text:p text:style-name="P53"/>
      <text:p text:style-name="P53"/>
      <text:p text:style-name="P53"/>
      <text:p text:style-name="P53"/>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ormal_2c_По_20_центру_2c_Первая_20_строка_3a__20__20_0_20_см_20__2b__20_Первая_20_строка_3a__20__20_0_2c_95_20_см_20__2b__20_Первая_20_стр..." style:display-name="Normal,По центру,Первая строка:  0 см + Первая строка:  0,95 см + Первая стр..." style:family="paragraph" style:default-outline-level="">
      <style:paragraph-properties fo:margin-left="0cm" fo:margin-right="0cm" fo:line-height="150%" fo:text-align="justify" style:justify-single-word="false" fo:orphans="2" fo:widows="2" fo:text-indent="1.501cm" style:auto-text-indent="false" style:vertical-align="auto" style:writing-mode="lr-tb"/>
      <style:text-properties style:font-name="Times New Roman1" fo:font-family="'Times New Roman'" style:font-family-generic="roman" style:font-pitch="variable" fo:font-size="14pt" fo:language="ru" fo:country="RU" style:font-name-asian="Arial1" style:font-family-asian="Arial"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2pt" style:language-complex="ru" style:country-complex="RU"/>
    </style:style>
    <style:style style:name="Footer" style:family="paragraph" style:parent-style-name="Standard" style:class="extra">
      <style:paragraph-properties text:number-lines="false" text:line-number="0">
        <style:tab-stops>
          <style:tab-stop style:position="8.698cm" style:type="center"/>
          <style:tab-stop style:position="17.39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0cm" fo:margin-right="-0.4cm" fo:text-align="end" style:justify-single-word="false" fo:text-indent="0cm" style:auto-text-indent="false" style:page-number="auto" text:number-lines="false" text:line-number="0">
        <style:tab-stops>
          <style:tab-stop style:position="8.698cm" style:type="center"/>
          <style:tab-stop style:position="17.397cm" style:type="right"/>
        </style:tab-stops>
      </style:paragraph-properties>
      <style:text-properties officeooo:rsid="000f1d00" officeooo:paragraph-rsid="000f1d00"/>
    </style:style>
    <style:page-layout style:name="Mpm1">
      <style:page-layout-properties fo:page-width="21.001cm" fo:page-height="29.7cm" style:num-format="1" style:print-orientation="portrait" fo:margin-top="1.588cm" fo:margin-bottom="1.108cm" fo:margin-left="2cm" fo:margin-right="0.70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95cm" fo:margin-left="0cm" fo:margin-right="0cm" fo:margin-top="0.499cm"/>
      </style:footer-style>
    </style:page-layout>
  </office:automatic-styles>
  <office:master-styles>
    <style:master-page style:name="Standard" style:page-layout-name="Mpm1">
      <style:footer>
        <text:p text:style-name="MP1"><text:s text:c="81"/><text:tab/>1304.15190.000 ПЗ <text:s text:c="35"/><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9T15:59:09.914835276</dc:date>
    <meta:editing-duration>PT12H21M41S</meta:editing-duration>
    <meta:editing-cycles>103</meta:editing-cycles>
    <meta:generator>LibreOffice/4.3.7.2$Linux_X86_64 LibreOffice_project/430m0$Build-2</meta:generator>
    <meta:document-statistic meta:table-count="3" meta:image-count="2" meta:object-count="42" meta:page-count="15" meta:paragraph-count="187" meta:word-count="2064" meta:character-count="16662" meta:non-whitespace-character-count="14467"/>
  </office:meta>
</office:document-meta>
</file>

<file path=Object 1/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10/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11/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2/content.xml><?xml version="1.0" encoding="utf-8"?>
<math xmlns="http://www.w3.org/1998/Math/MathML" display="block">
  <semantics>
    <mrow>
      <mn>2</mn>
      <mrow>
        <mi>м</mi>
        <mo stretchy="false">×</mo>
        <mn>5</mn>
      </mrow>
      <mi>м</mi>
    </mrow>
    <annotation encoding="StarMath 5.0">2 м times 5 м</annotation>
  </semantics>
</math>
</file>

<file path=Object 13/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14/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15/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16/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18/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19/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2/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20/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3/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33/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4/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40/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41/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

<file path=Object 42/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43/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5/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7/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8/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9/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